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f9de0" officeooo:paragraph-rsid="001f9de0"/>
    </style:style>
    <style:style style:name="P2" style:family="paragraph" style:parent-style-name="Standard">
      <style:text-properties style:font-name="Arial" officeooo:rsid="001f9de0" officeooo:paragraph-rsid="0024fa3b"/>
    </style:style>
    <style:style style:name="P3" style:family="paragraph" style:parent-style-name="Standard">
      <style:text-properties style:font-name="Arial" officeooo:paragraph-rsid="0024fa3b"/>
    </style:style>
    <style:style style:name="P4" style:family="paragraph" style:parent-style-name="Standard">
      <style:text-properties style:font-name="Arial" officeooo:rsid="00265ab6" officeooo:paragraph-rsid="00265ab6"/>
    </style:style>
    <style:style style:name="P5" style:family="paragraph" style:parent-style-name="Standard">
      <style:text-properties style:font-name="Arial" officeooo:rsid="00265ab6" officeooo:paragraph-rsid="0026f06e"/>
    </style:style>
    <style:style style:name="P6" style:family="paragraph" style:parent-style-name="Standard">
      <style:text-properties style:font-name="Arial" officeooo:rsid="00265ab6" officeooo:paragraph-rsid="002af34f"/>
    </style:style>
    <style:style style:name="P7" style:family="paragraph" style:parent-style-name="Standard">
      <style:text-properties style:font-name="Arial" officeooo:rsid="0026f06e" officeooo:paragraph-rsid="0026f06e"/>
    </style:style>
    <style:style style:name="P8" style:family="paragraph" style:parent-style-name="Standard">
      <style:text-properties style:font-name="Arial" officeooo:rsid="00276343" officeooo:paragraph-rsid="00276343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officeooo:rsid="002cb218" officeooo:paragraph-rsid="002cb218" style:font-size-asian="16pt" style:font-size-complex="16pt"/>
    </style:style>
    <style:style style:name="T1" style:family="text">
      <style:text-properties officeooo:rsid="001f9de0"/>
    </style:style>
    <style:style style:name="T2" style:family="text">
      <style:text-properties officeooo:rsid="0024fa3b"/>
    </style:style>
    <style:style style:name="T3" style:family="text">
      <style:text-properties officeooo:rsid="0026f06e"/>
    </style:style>
    <style:style style:name="T4" style:family="text">
      <style:text-properties officeooo:rsid="00290920"/>
    </style:style>
    <style:style style:name="T5" style:family="text">
      <style:text-properties officeooo:rsid="002c6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t 5 Activity 1 Homework</text:p>
      <text:p text:style-name="P1"/>
      <text:p text:style-name="P1">1.</text:p>
      <text:p text:style-name="P3"><text:span text:style-name="T1">(a) There are two constants defined in </text:span>Math <text:span text:style-name="T2">Class. They are</text:span> PI and E. These <text:span text:style-name="T2">two </text:span>constants are declared in Math <text:span text:style-name="T2">class </text:span>with the modifiers public, final and static. PI is the ratio of a circle’s circumference to its diameter. E is the base value for natural logarithms. <text:span text:style-name="T2">They type of these constants is “double”.</text:span></text:p>
      <text:p text:style-name="P3"/>
      <text:p text:style-name="P3"/>
      <text:p text:style-name="P1">(b) <text:span text:style-name="T2">Based on java.sun.com/javase/8/docs/api, there are </text:span>73 <text:span text:style-name="T2">non-inherited methods defined in the Math class.</text:span></text:p>
      <text:p text:style-name="P1"/>
      <text:p text:style-name="P2">(c) <text:span text:style-name="T2">Based on java.sun.com/javase/8/docs/api, there are 27</text:span> <text:span text:style-name="T2">non-inherited methods that have unique method names.</text:span></text:p>
      <text:p text:style-name="P1"/>
      <text:p text:style-name="P2">(d) <text:span text:style-name="T2">Based on java.sun.com/javase/8/docs/api, there are 46</text:span> <text:span text:style-name="T2">non-inherited methods that have same names but differ in the number or type of parameters.</text:span></text:p>
      <text:p text:style-name="P2"/>
      <text:p text:style-name="P2"/>
      <text:p text:style-name="P4">2. Please see the codes. <text:span text:style-name="T3">(Unit5Activity1_2.java)</text:span></text:p>
      <text:p text:style-name="P4"/>
      <text:p text:style-name="P5">3. Please see the codes. <text:span text:style-name="T3">(Unit5Activity1_3.java)</text:span></text:p>
      <text:p text:style-name="P5"/>
      <text:p text:style-name="P6"><text:span text:style-name="T3">(a) No, no same sequence of random numbers are generated. I run 3 times but the sequence of generated 20 random numbers are different.</text:span></text:p>
      <text:p text:style-name="P5"><text:span text:style-name="T3">(b) <text:s/>Based on my study, Math class’s random method uses timestamp as a random seed. </text:span>A random seed specifies the start point when a computer generates a random number sequence. This can be any number, but it usually comes from seconds on a computer system’s clock. <text:span text:style-name="T3">So, if running 3 times not simultaneously, the timestamp is different. Therefore, the seed is different and the generated random number is different.</text:span></text:p>
      <text:p text:style-name="P5"/>
      <text:p text:style-name="P7">4. Please see the codes. (Unit5Activity1_4.java)</text:p>
      <text:p text:style-name="P7"/>
      <text:p text:style-name="P8">Compared to 3, it generate same sequence of same 100 random numbers. <text:span text:style-name="T5">I learned that a</text:span>s long as I use same seed <text:span text:style-name="T5">value</text:span>(<text:span text:style-name="T4">i.e.</text:span> 100 in my code), the same sequence of 100 random numbers are generated.</text:p>
      <text:p text:style-name="P8"/>
      <text:p text:style-name="P8">5. <text:span text:style-name="T3">Please see the codes. (Unit5Activity1_</text:span>5<text:span text:style-name="T3">.jav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1:35:45.030000000</meta:creation-date>
    <dc:date>2020-10-23T18:18:00.358000000</dc:date>
    <meta:editing-duration>PT4H48M31S</meta:editing-duration>
    <meta:editing-cycles>14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3" meta:word-count="264" meta:character-count="1632" meta:non-whitespace-character-count="1380"/>
  </office:meta>
</office:document-meta>
</file>